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Times New Roman" svg:font-family="'Times New Roman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31.49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14.82mm"/>
    </style:style>
    <style:style style:name="co5" style:family="table-column">
      <style:table-column-properties fo:break-before="auto" style:column-width="33.0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3.44mm"/>
    </style:style>
    <style:style style:name="co8" style:family="table-column">
      <style:table-column-properties fo:break-before="auto" style:column-width="10.85mm"/>
    </style:style>
    <style:style style:name="ro1" style:family="table-row">
      <style:table-row-properties style:row-height="4.9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03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51mm" fo:break-before="auto" style:use-optimal-row-height="false"/>
    </style:style>
    <style:style style:name="ro7" style:family="table-row">
      <style:table-row-properties style:row-height="3.92mm" fo:break-before="auto" style:use-optimal-row-height="false"/>
    </style:style>
    <style:style style:name="ro8" style:family="table-row">
      <style:table-row-properties style:row-height="6.69mm" fo:break-before="auto" style:use-optimal-row-height="false"/>
    </style:style>
    <style:style style:name="ro9" style:family="table-row">
      <style:table-row-properties style:row-height="29.32mm" fo:break-before="auto" style:use-optimal-row-height="false"/>
    </style:style>
    <style:style style:name="ro10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" style:font-name-asian="Arial" style:font-name-complex="Arial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 Narrow" fo:font-size="11pt" fo:font-weight="bold" style:font-name-asian="Arial Narrow" style:font-size-asian="11pt" style:font-weight-asian="bold" style:font-name-complex="Arial Narrow" style:font-size-complex="11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 Narrow" fo:font-size="8pt" fo:font-weight="bold" style:font-name-asian="Arial Narrow" style:font-size-asian="8pt" style:font-weight-asian="bold" style:font-name-complex="Arial Narrow" style:font-size-complex="8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 Narrow" fo:font-size="8pt" fo:font-style="italic" style:font-name-asian="Arial Narrow" style:font-size-asian="8pt" style:font-style-asian="italic" style:font-name-complex="Arial Narrow" style:font-size-complex="8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" fo:font-size="8pt" style:font-name-asian="Arial" style:font-size-asian="8pt" style:font-name-complex="Arial" style:font-size-complex="8pt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color="#000000" style:font-name="Arial Narrow" fo:font-size="12pt" fo:font-weight="bold" style:font-name-asian="Arial Narrow" style:font-size-asian="12pt" style:font-weight-asian="bold" style:font-name-complex="Arial Narrow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color="#000000" style:font-name="Arial Narrow" fo:font-size="6pt" style:font-name-asian="Arial Narrow" style:font-size-asian="6pt" style:font-name-complex="Arial Narrow" style:font-size-complex="6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 Narrow" fo:font-size="8pt" style:font-name-asian="Arial Narrow" style:font-size-asian="8pt" style:font-name-complex="Arial Narrow" style:font-size-complex="8pt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mm"/>
      <style:text-properties fo:color="#000000" style:font-name="Arial Narrow" fo:font-size="8pt" style:font-name-asian="Arial Narrow" style:font-size-asian="8pt" style:font-name-complex="Arial Narrow" style:font-size-complex="8pt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color="#000000" style:font-name="Arial Narrow" fo:font-size="8pt" fo:font-style="italic" style:font-name-asian="Arial Narrow" style:font-size-asian="8pt" style:font-style-asian="italic" style:font-name-complex="Arial Narrow" style:font-size-complex="8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mm"/>
    </style:style>
    <style:style style:name="ce17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mm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color="#000000" style:font-name="Arial Narrow" fo:font-size="8pt" style:font-name-asian="Arial Narrow" style:font-size-asian="8pt" style:font-name-complex="Arial Narrow" style:font-size-complex="8pt"/>
    </style:style>
    <style:style style:name="T1" style:family="text">
      <style:text-properties fo:color="#000000" style:font-name="Arial Narrow" fo:font-size="11pt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 Narrow" fo:font-size="8pt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fo:color="#000000" style:font-name="Arial Narrow" fo:font-size="8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8pt" style:font-size-complex="8pt" style:font-weight-asian="normal" style:font-weight-complex="normal" style:font-style-asian="italic" style:font-style-complex="italic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2pt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000000" style:font-name="Arial Narrow" fo:font-size="6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6pt" style:font-size-complex="6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9pt" style:font-size-complex="9pt" style:font-weight-asian="bold" style:font-weight-complex="bold" style:font-style-asian="normal" style:font-style-complex="normal"/>
    </style:style>
    <style:style style:name="T8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  <style:style style:name="T9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font-name-asian="Arial" style:font-name-complex="Arial" style:font-weight-asian="bold" style:font-weight-complex="bold" style:font-style-asian="normal" style:font-style-complex="normal" fo:font-size="9pt" style:font-size-asian="9pt" style:font-size-complex="9pt"/>
    </style:style>
    <style:style style:name="T10" style:family="text">
      <style:text-properties fo:color="#000000" style:font-name="Arial Narrow" fo:font-size="8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8pt" style:font-size-complex="8pt" style:font-weight-asian="normal" style:font-weight-complex="normal" style:font-style-asian="normal" style:font-style-complex="normal"/>
    </style:style>
    <style:style style:name="T11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font-size-asian="8pt" style:font-size-complex="8pt" style:font-weight-asian="bold" style:font-weight-complex="bold" style:font-style-asian="normal" style:font-style-complex="normal" style:font-name="Arial Narrow" style:font-name-asian="Arial Narrow" style:font-name-complex="Arial Narrow"/>
    </style:style>
    <style:style style:name="T12" style:family="text">
      <style:text-properties fo:color="#000000" fo:font-size="8pt" style:text-underline-style="none" style:text-underline-color="font-color" style:text-line-through-type="none" fo:font-style="normal" style:text-outline="false" fo:text-shadow="none" style:font-size-asian="8pt" style:font-size-complex="8pt" style:font-style-asian="normal" style:font-style-complex="normal" style:font-name="Arial Narrow" style:font-name-asian="Arial Narrow" style:font-name-complex="Arial Narrow" fo:font-weight="normal" style:font-weight-asian="normal" style:font-weight-complex="normal"/>
    </style:style>
    <style:style style:name="T13" style:family="text">
      <style:text-properties fo:color="#000000" style:font-name="Arial" fo:font-size="7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7pt" style:font-size-complex="7pt" style:font-weight-asian="bold" style:font-weight-complex="bold" style:font-style-asian="normal" style:font-style-complex="normal"/>
    </style:style>
    <style:style style:name="T14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7pt" style:font-size-complex="7pt" style:font-weight-asian="normal" style:font-weight-complex="normal" style:font-style-asian="normal" style:font-style-complex="normal"/>
    </style:style>
    <style:style style:name="T15" style:family="text">
      <style:text-properties fo:color="#000000" style:font-name="Arial Narrow" fo:font-size="7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7pt" style:font-size-complex="7pt" style:font-weight-asian="normal" style:font-weight-complex="normal" style:font-style-asian="italic" style:font-style-complex="italic"/>
    </style:style>
    <style:style style:name="T16" style:family="text">
      <style:text-properties fo:color="#000000" style:font-name="Arial Narrow" fo:font-size="7pt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7pt" style:font-size-complex="7pt" style:font-weight-asian="bold" style:font-weight-complex="bold" style:font-style-asian="normal" style:font-style-complex="normal"/>
    </style:style>
    <style:style style:name="T17" style:family="text">
      <style:text-properties fo:color="#000000" style:font-name="Arial Narrow" fo:font-size="7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7pt" style:font-size-complex="7pt" style:font-style-asian="normal" style:font-style-complex="normal" fo:font-weight="normal" style:font-weight-asian="normal" style:font-weight-complex="normal"/>
    </style:style>
    <style:style style:name="T18" style:family="text">
      <style:text-properties fo:color="#000000" fo:font-size="7pt" style:text-underline-style="none" style:text-underline-color="font-color" style:text-line-through-type="none" fo:font-style="normal" style:text-outline="false" fo:text-shadow="none" style:font-size-asian="7pt" style:font-size-complex="7pt" style:font-style-asian="normal" style:font-style-complex="normal" fo:font-weight="normal" style:font-weight-asian="normal" style:font-weight-complex="normal" style:font-name="Times New Roman" style:font-name-asian="Times New Roman" style:font-name-complex="Times New Roman"/>
    </style:style>
    <style:style style:name="T19" style:family="text">
      <style:text-properties fo:color="#000000" fo:font-size="7pt" style:text-underline-style="none" style:text-underline-color="font-color" style:text-line-through-type="none" fo:font-style="normal" style:text-outline="false" fo:text-shadow="none" style:font-size-asian="7pt" style:font-size-complex="7pt" style:font-style-asian="normal" style:font-style-complex="normal" fo:font-weight="normal" style:font-weight-asian="normal" style:font-weight-complex="normal" style:font-name="Arial Narrow" style:font-name-asian="Arial Narrow" style:font-name-complex="Arial Narrow"/>
    </style:style>
    <style:style style:name="T20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asian="Times New Roman" style:font-name-complex="Times New Roman"/>
    </style:style>
    <style:style style:name="T2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Arial Narrow" style:font-name-asian="Arial Narrow" style:font-name-complex="Arial Narrow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4" table:number-columns-repeated="2" table:default-cell-style-name="ce10"/>
        <table:table-column table:style-name="co6" table:default-cell-style-name="ce10"/>
        <table:table-column table:style-name="co3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7" table:default-cell-style-name="ce10"/>
        <table:table-column table:style-name="co4" table:number-columns-repeated="1010" table:default-cell-style-name="ce10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span text:style-name="T1">Services Financiers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<text:span text:style-name="T2">Pôle Missions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span text:style-name="T3">Tél. 05 62 25 20 39</text:span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pan text:style-name="T4">espe.missions-reservations-sf@univ-tlse2.fr</text:span>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<text:span text:style-name="T5">DEMANDE D'ETABLISSEMENT D'ORDRE DE MISSION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6">(il est possible de regrouper plusieurs déplacements sur le même ordre de missions si ceux-ci sont effectués dans une période de 2 mois dans la même année civile, relèvent du même financement et sont de même nature)</text:span></text:p>
          </table:table-cell>
          <table:table-cell table:number-columns-repeated="1023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5">
          <table:table-cell table:style-name="ce9" office:value-type="string" calcext:value-type="string">
            <text:p><text:span text:style-name="T7">DELIVRANCE D'UN TITRE DE TRANSPORT :  OUI                 NON</text:span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pan text:style-name="T8">Mention :   </text:span><text:span text:style-name="T9">1            2            3           4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(cocher la case qui convient)</text:span></text:p>
          </table:table-cell>
          <table:table-cell table:number-columns-repeated="1023"/>
        </table:table-row>
        <table:table-row table:style-name="ro7">
          <table:table-cell table:style-name="ce12" office:value-type="string" calcext:value-type="string">
            <text:p><text:span text:style-name="T8">SFR                    CHM                              BIBLIOTHEQUE</text:span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pan text:style-name="T8">AUTRE</text:span><text:span text:style-name="T11"> </text:span><text:span text:style-name="T12">(préciser) :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SITE ESPE A L'ORIGINE DE LA DEMANDE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8">Sites Toulousains :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8">Saint Agne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8">Croix de Pierre                     Rangueil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(cocher la case qui convient)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NOM ET PRENOM DU MISSIONNAIRE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RESIDENCE ADMINISTRATIVE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RESIDENCE PERSONNELLE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LIEU DE LA MISSION : Ville / Pays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MOTIF PRECIS DU (DES) DEPLACEMENT(S)</text:span></text:p>
          </table:table-cell>
          <table:table-cell table:number-columns-repeated="1023"/>
        </table:table-row>
        <table:table-row table:style-name="ro6">
          <table:table-cell table:style-name="ce12" office:value-type="string" calcext:value-type="string">
            <text:p><text:span text:style-name="T8">Sites départementaux:              09            12            32            46            65            81            82</text:span>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>
            <text:p><text:span text:style-name="T7">INFORMATIONS CONCERNANT LA MISSION</text:span></text:p>
          </table:table-cell>
          <table:table-cell table:number-columns-repeated="1023"/>
        </table:table-row>
        <table:table-row table:style-name="ro5">
          <table:table-cell table:style-name="ce13" office:value-type="string" calcext:value-type="string" table:number-columns-spanned="2" table:number-rows-spanned="2">
            <text:p><text:span text:style-name="T10">Itiinéraire</text:span></text:p>
          </table:table-cell>
          <table:covered-table-cell/>
          <table:table-cell table:style-name="ce16" office:value-type="string" calcext:value-type="string" table:number-columns-spanned="1" table:number-rows-spanned="2">
            <text:p><text:span text:style-name="T10">VILLE DEPART (1)</text:span></text:p>
          </table:table-cell>
          <table:table-cell table:style-name="ce8" office:value-type="string" calcext:value-type="string" table:number-columns-spanned="1" table:number-rows-spanned="2">
            <text:p><text:span text:style-name="T10">DATE</text:span><text:span text:style-name="T20"> </text:span><text:span text:style-name="T21">DEPART</text:span></text:p>
          </table:table-cell>
          <table:table-cell table:style-name="ce8" office:value-type="string" calcext:value-type="string" table:number-columns-spanned="1" table:number-rows-spanned="2">
            <text:p><text:span text:style-name="T10">HEURE</text:span><text:span text:style-name="T20"> </text:span><text:span text:style-name="T21">DEPART</text:span></text:p>
          </table:table-cell>
          <table:table-cell table:style-name="ce16" office:value-type="string" calcext:value-type="string" table:number-columns-spanned="1" table:number-rows-spanned="2">
            <text:p><text:span text:style-name="T10">VILLE ARRIVEE (1)</text:span></text:p>
          </table:table-cell>
          <table:table-cell table:style-name="ce8" office:value-type="string" calcext:value-type="string" table:number-columns-spanned="1" table:number-rows-spanned="2">
            <text:p><text:span text:style-name="T10">DATE</text:span><text:span text:style-name="T20"> </text:span><text:span text:style-name="T21">ARRIVEE</text:span></text:p>
          </table:table-cell>
          <table:table-cell table:style-name="ce8" office:value-type="string" calcext:value-type="string" table:number-columns-spanned="1" table:number-rows-spanned="2">
            <text:p><text:span text:style-name="T10">HEURE</text:span><text:span text:style-name="T20"> </text:span><text:span text:style-name="T21">ARRIVEE</text:span></text:p>
          </table:table-cell>
          <table:table-cell table:style-name="ce8" office:value-type="string" calcext:value-type="string" table:number-columns-spanned="1" table:number-rows-spanned="2">
            <text:p><text:span text:style-name="T10">MOYEN DE</text:span><text:span text:style-name="T20"> </text:span><text:span text:style-name="T21">TRANSPORT</text:span></text:p>
          </table:table-cell>
          <table:table-cell table:style-name="ce18" office:value-type="string" calcext:value-type="string" table:number-columns-spanned="4" table:number-rows-spanned="1">
            <text:p><text:span text:style-name="T10">RESTAURATION</text:span></text:p>
          </table:table-cell>
          <table:covered-table-cell table:number-columns-repeated="3"/>
          <table:table-cell table:number-columns-repeated="1011"/>
        </table:table-row>
        <table:table-row table:style-name="ro8">
          <table:covered-table-cell table:number-columns-repeated="9"/>
          <table:table-cell table:style-name="ce18" office:value-type="string" calcext:value-type="string">
            <text:p><text:span text:style-name="T10">Gratuit</text:span></text:p>
          </table:table-cell>
          <table:table-cell table:style-name="ce8" office:value-type="string" calcext:value-type="string" table:number-columns-spanned="2" table:number-rows-spanned="1">
            <text:p><text:span text:style-name="T10">Restaurant</text:span><text:span text:style-name="T20"> </text:span><text:span text:style-name="T21">administratif</text:span></text:p>
          </table:table-cell>
          <table:covered-table-cell/>
          <table:table-cell table:style-name="ce18" office:value-type="string" calcext:value-type="string">
            <text:p><text:span text:style-name="T10">Privé</text:span></text:p>
          </table:table-cell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Alle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Retou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Alle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Retou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Alle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Retou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Alle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Retou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Alle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8">
          <table:table-cell table:style-name="ce14" office:value-type="string" calcext:value-type="string" table:number-columns-spanned="2" table:number-rows-spanned="1">
            <text:p><text:span text:style-name="T13">Retour</text:span></text:p>
          </table:table-cell>
          <table:covered-table-cell/>
          <table:table-cell table:style-name="ce17" table:number-columns-repeated="8"/>
          <table:table-cell table:style-name="ce17" table:number-columns-spanned="2" table:number-rows-spanned="1"/>
          <table:covered-table-cell/>
          <table:table-cell table:style-name="ce17"/>
          <table:table-cell table:number-columns-repeated="1011"/>
        </table:table-row>
        <table:table-row table:style-name="ro9">
          <table:table-cell table:style-name="ce8" office:value-type="string" calcext:value-type="string" table:number-columns-spanned="13" table:number-rows-spanned="1">
            <text:p><text:span text:style-name="T13">INFORMATIONS  COMPLEMENTAIRES</text:span></text:p>
            <text:p><text:span text:style-name="T14">Exemple : conditions d'hébergement, covoiturage, organisme ou service de l'ESPE prenant en charge le colloque …</text:span>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office:value-type="string" calcext:value-type="string">
            <text:p><text:span text:style-name="T15">(1) Pour les missions à l'étranger ou ayant une destination multiple, détailler l'itinéraire avec l'indication des jour et horaires des différentes étapes.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16">L'origina</text:span><text:span text:style-name="T17">l du titre de transport et des autres justificatifs de dépense (parking, hébergement, billet de transport en commun,... ) seront à joindre à l'état de frais de déplacement que vous nous retournerez dès le dernier</text:span><text:span text:style-name="T18"> </text:span><text:span text:style-name="T19">déplacement  effectué.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A                                           , le</text:span>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<text:span text:style-name="T3">Signature de l'Intéressé(e)                                                       Nom et signature du chargé de Mission / responsable ou du</text:span></text:p>
          </table:table-cell>
          <table:table-cell table:number-columns-repeated="1023"/>
        </table:table-row>
        <table:table-row table:style-name="ro6">
          <table:table-cell table:style-name="ce15" office:value-type="string" calcext:value-type="string">
            <text:p><text:span text:style-name="T3">donneur d'ordre,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pan text:style-name="T10">ESPE - Siège social : 56 avenue de l'URSS 31078 Toulouse CEDEX 4</text:span></text:p>
          </table:table-cell>
          <table:table-cell table:number-columns-repeated="1023"/>
        </table:table-row>
        <table:table-row table:style-name="ro10" table:number-rows-repeated="104853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Times New Roman" svg:font-family="'Times New Roman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MacOSX_X86_64 LibreOffice_project/07ac168c60a517dba0f0d7bc7540f5afa45f0909</meta:generator>
    <meta:initial-creator>Online2PDF.com</meta:initial-creator>
    <meta:creation-date>2018-04-07T11:55:04Z</meta:creation-date>
    <dc:date>2018-04-07T11:55:42.526231000</dc:date>
    <meta:editing-duration>PT20S</meta:editing-duration>
    <meta:editing-cycles>1</meta:editing-cycles>
    <meta:document-statistic meta:table-count="1" meta:cell-count="52" meta:object-count="0"/>
  </office:meta>
</office:document-meta>
</file>